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writing-mode="lr-tb"/>
      <style:text-properties style:font-name="Liberation Sans"/>
    </style:style>
    <style:style style:name="P2" style:family="paragraph" style:parent-style-name="Heading_20_2">
      <style:paragraph-properties fo:text-align="start" style:justify-single-word="false"/>
      <style:text-properties style:font-name="Liberation Sans" officeooo:rsid="0003495c" officeooo:paragraph-rsid="0003495c"/>
    </style:style>
    <style:style style:name="P3" style:family="paragraph" style:parent-style-name="Text_20_body" style:list-style-name="L1">
      <style:paragraph-properties fo:text-align="start" style:justify-single-word="false" style:writing-mode="lr-tb"/>
      <style:text-properties style:font-name="Liberation Sans" officeooo:rsid="00221833" officeooo:paragraph-rsid="00221833"/>
    </style:style>
    <style:style style:name="P4" style:family="paragraph" style:parent-style-name="Text_20_body" style:list-style-name="L1">
      <style:paragraph-properties fo:text-align="start" style:justify-single-word="false" style:writing-mode="lr-tb"/>
      <style:text-properties officeooo:rsid="0003495c" officeooo:paragraph-rsid="0003495c"/>
    </style:style>
    <style:style style:name="P5" style:family="paragraph" style:parent-style-name="Heading_20_2">
      <style:text-properties style:font-name="Liberation Sans"/>
    </style:style>
    <style:style style:name="P6" style:family="paragraph" style:parent-style-name="Text_20_body" style:list-style-name="L1">
      <style:paragraph-properties fo:text-align="start" style:justify-single-word="false" style:writing-mode="lr-tb"/>
      <style:text-properties style:font-name="Liberation Sans" officeooo:rsid="001b3874" officeooo:paragraph-rsid="001b3874"/>
    </style:style>
    <style:style style:name="P7" style:family="paragraph" style:parent-style-name="Text_20_body" style:list-style-name="L1">
      <style:paragraph-properties fo:text-align="start" style:justify-single-word="false" style:writing-mode="lr-tb"/>
      <style:text-properties style:font-name="Liberation Sans" officeooo:rsid="0022b28f" officeooo:paragraph-rsid="0022b28f"/>
    </style:style>
    <style:style style:name="P8" style:family="paragraph" style:parent-style-name="Text_20_body" style:list-style-name="L1">
      <style:paragraph-properties fo:text-align="start" style:justify-single-word="false" style:writing-mode="lr-tb"/>
      <style:text-properties style:font-name="Liberation Sans" officeooo:rsid="0023f392" officeooo:paragraph-rsid="0023f392"/>
    </style:style>
    <style:style style:name="T1" style:family="text">
      <style:text-properties officeooo:rsid="0017ef60"/>
    </style:style>
    <style:style style:name="T2" style:family="text">
      <style:text-properties officeooo:rsid="00221833"/>
    </style:style>
    <style:style style:name="T3" style:family="text">
      <style:text-properties officeooo:rsid="0011e305"/>
    </style:style>
    <style:style style:name="T4" style:family="text">
      <style:text-properties style:font-name="Liberation Sans" officeooo:rsid="0011e305"/>
    </style:style>
    <style:style style:name="T5" style:family="text">
      <style:text-properties style:font-name="Liberation Sans" officeooo:rsid="00221833"/>
    </style:style>
    <style:style style:name="T6" style:family="text">
      <style:text-properties style:font-name="Liberation Sans"/>
    </style:style>
    <style:style style:name="T7" style:family="text">
      <style:text-properties style:font-name="Liberation Sans" officeooo:rsid="00188a03"/>
    </style:style>
    <style:style style:name="T8" style:family="text">
      <style:text-properties officeooo:rsid="0022b28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K </text:span><text:span text:style-name="T2">Means Clustering </text:span>Log</text:h>
      <text:h text:style-name="P2" text:outline-level="2">2025-0<text:span text:style-name="T3">2</text:span>-1<text:span text:style-name="T2">8</text:span></text:h>
      <text:list xml:id="list2654731828" text:style-name="L1">
        <text:list-item>
          <text:p text:style-name="P3">Read through the Scikit-Learn article of K Means Clustering.</text:p>
        </text:list-item>
        <text:list-item>
          <text:p text:style-name="P4"><text:span text:style-name="T4">Start</text:span><text:span text:style-name="T5">ed</text:span><text:span text:style-name="T4"> on the notebook by using</text:span><text:span text:style-name="T6"> </text:span><text:a xlink:type="simple" xlink:href="https://github.com/jakevdp/PythonDataScienceHandbook/blob/master/notebooks/05.11-K-Means.ipynb" text:style-name="Internet_20_link" text:visited-style-name="Visited_20_Internet_20_Link"><text:span text:style-name="T5">05.11-K-Means PythonDataScienceHandbook</text:span></text:a><text:span text:style-name="T6"> </text:span><text:span text:style-name="T7">notebook</text:span><text:span text:style-name="T6">.</text:span></text:p>
        </text:list-item>
      </text:list>
      <text:h text:style-name="P5" text:outline-level="2">2025-0<text:span text:style-name="T1">2</text:span>-<text:span text:style-name="T1">1</text:span><text:span text:style-name="T2">9</text:span></text:h>
      <text:list text:continue-numbering="true" text:style-name="L1">
        <text:list-item>
          <text:p text:style-name="P6"><text:span text:style-name="T8">Continue working through the notebook, with the digits classification and then moving on to identifying other images.</text:span></text:p>
        </text:list-item>
        <text:list-item>
          <text:p text:style-name="P7">The CIFAR dataset used for the classification resulted in an f1-score of 11% and was abandoned.</text:p>
        </text:list-item>
        <text:list-item>
          <text:p text:style-name="P7">Moved onto trying out the colour compression using the K Means Clustering model. Worked through the notebook using the model and used it to compute many different levels of colour compression, comparing it to the original and how it differs in file sizes when saved.</text:p>
        </text:list-item>
        <text:list-item>
          <text:p text:style-name="P8">Write up the documentatio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17T10:06:28.700149249</meta:creation-date>
    <dc:date>2025-02-19T16:27:37.203649192</dc:date>
    <meta:editing-duration>PT3H5M4S</meta:editing-duration>
    <meta:editing-cycles>20</meta:editing-cycles>
    <meta:generator>LibreOffice/25.2.0.3$Linux_X86_64 LibreOffice_project/e1cf4a87eb02d755bce1a01209907ea5ddc8f069</meta:generator>
    <meta:document-statistic meta:table-count="0" meta:image-count="0" meta:object-count="0" meta:page-count="1" meta:paragraph-count="9" meta:word-count="112" meta:character-count="695" meta:non-whitespace-character-count="598"/>
  </office:meta>
</office:document-meta>
</file>